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3">
      <style:text-properties officeooo:paragraph-rsid="000fa8ac"/>
    </style:style>
    <style:style style:name="P2" style:family="paragraph" style:parent-style-name="Text_20_body">
      <style:text-properties officeooo:paragraph-rsid="000fa8ac"/>
    </style:style>
    <style:style style:name="P3" style:family="paragraph" style:parent-style-name="Text_20_body" style:list-style-name="L1">
      <style:text-properties fo:font-weight="bold" officeooo:paragraph-rsid="000fa8ac" style:font-weight-asian="bold" style:font-weight-complex="bold"/>
    </style:style>
    <style:style style:name="P4" style:family="paragraph" style:parent-style-name="Text_20_body" style:list-style-name="L1">
      <style:paragraph-properties fo:margin-top="0cm" fo:margin-bottom="0cm" loext:contextual-spacing="false"/>
      <style:text-properties officeooo:paragraph-rsid="000fa8ac"/>
    </style:style>
    <style:style style:name="P5" style:family="paragraph" style:parent-style-name="Text_20_body" style:list-style-name="L1">
      <style:paragraph-properties fo:margin-top="0cm" fo:margin-bottom="0cm" loext:contextual-spacing="false"/>
      <style:text-properties fo:font-weight="bold" officeooo:paragraph-rsid="000fa8ac" style:font-weight-asian="bold" style:font-weight-complex="bold"/>
    </style:style>
    <style:style style:name="P6" style:family="paragraph" style:parent-style-name="Text_20_body" style:list-style-name="L1">
      <style:paragraph-properties fo:margin-top="0cm" fo:margin-bottom="0cm" loext:contextual-spacing="false"/>
      <style:text-properties fo:font-weight="normal" officeooo:rsid="0014b8f8" officeooo:paragraph-rsid="0014b8f8" style:font-weight-asian="normal" style:font-weight-complex="normal"/>
    </style:style>
    <style:style style:name="T1" style:family="text">
      <style:text-properties officeooo:rsid="0010a23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198b5" style:font-weight-asian="normal" style:font-weight-complex="normal"/>
    </style:style>
    <style:style style:name="T5" style:family="text">
      <style:text-properties fo:font-weight="normal" officeooo:rsid="001305ef" style:font-weight-asian="normal" style:font-weight-complex="normal"/>
    </style:style>
    <style:style style:name="T6" style:family="text">
      <style:text-properties officeooo:rsid="001198b5"/>
    </style:style>
    <style:style style:name="T7" style:family="text">
      <style:text-properties officeooo:rsid="001305ef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Fase 0: Anteproyecto</text:h>
      <text:p text:style-name="P2">Es el enunciado del proyecto que se debe entregar antes de comenzar la etapa de codificación se tendrán que indicar los siguientes apartados:</text:p>
      <text:list xml:id="list2057255312" text:style-name="L1">
        <text:list-item>
          <text:p text:style-name="P4"><text:span text:style-name="T2">Nombre del proyecto: </text:span><text:span text:style-name="T1">MaduReader</text:span></text:p>
        </text:list-item>
        <text:list-item>
          <text:p text:style-name="P4"><text:span text:style-name="T2">Objetivos, descripción y funcionalidad del proyecto: </text:span><text:span text:style-name="T1">Esta aplicación mezcla una open library y spotify, con los cuales podrás disfrutar de musica mientras lees el libro que deseas, también podrás crear y personalizar tu propia librería.</text:span></text:p>
        </text:list-item>
        <text:list-item>
          <text:p text:style-name="P5">URL del repositorio GitHub:<text:span text:style-name="T3"> https://github.com/franmadu6/MaduREADER</text:span></text:p>
        </text:list-item>
        <text:list-item>
          <text:p text:style-name="P3">URL de la página web: <text:span text:style-name="T3">https://maducleaner.herokuapp.com/</text:span></text:p>
        </text:list-item>
        <text:list-item>
          <text:p text:style-name="P5">¿Cuántas API web vas a usar en el proyecto?: </text:p>
          <text:list>
            <text:list-item>
              <text:p text:style-name="P5">URL de la API(s) utilizada(s): </text:p>
              <text:p text:style-name="P6">OpenLibraryBooks → https://openlibrary.org/</text:p>
              <text:p text:style-name="P6">Spotify → https://www.spotify.com/es/</text:p>
            </text:list-item>
            <text:list-item>
              <text:p text:style-name="P5">Lenguaje(s) de marcas que utiliza(n) la(s) API: <text:span text:style-name="T4">Python,Json,Html,Css,JavaScript.</text:span></text:p>
            </text:list-item>
            <text:list-item>
              <text:p text:style-name="P5">¿Qué tipo de autentificación tiene(n) la(s) API utilizada(s)?: </text:p>
            </text:list-item>
            <text:list-item>
              <text:p text:style-name="P3">¿Qué métodos vas a usar en las llamada a la API?, es decir, ¿vas a consumir información del servicio web (métodos GET)?, o también, ¿vas a modificar los recursos del servicio web (métodos POST, PUT, DELETE,…)?: <text:span text:style-name="T5">GET,POST,DELETE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0:30:16.865220546</meta:creation-date>
    <dc:date>2019-05-09T11:02:25.305034237</dc:date>
    <meta:editing-duration>PT32M7S</meta:editing-duration>
    <meta:editing-cycles>5</meta:editing-cycles>
    <meta:generator>LibreOffice/6.1.5.2$Linux_X86_64 LibreOffice_project/10$Build-2</meta:generator>
    <meta:document-statistic meta:table-count="0" meta:image-count="0" meta:object-count="0" meta:page-count="1" meta:paragraph-count="13" meta:word-count="160" meta:character-count="1088" meta:non-whitespace-character-count="949"/>
  </office:meta>
</office:document-meta>
</file>